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161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6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style:vertical-align="middl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Problem Link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What have I Lear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Solved on my own &amp; Important / New</text:p>
          </table:table-cell>
          <table:table-cell table:style-name="ce4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geeksforgeeks.org/problems/aggressive-cows/1" xlink:type="simple">https://www.geeksforgeeks.org/problems/aggressive-cows/1</text:a></text:p>
          </table:table-cell>
          <table:table-cell office:value-type="string" calcext:value-type="string">
            <text:p>Aggressive Cows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GFG_Soln/Aggresive_Cows.cpp" xlink:type="simple">https://github.com/bhavya-jain22/Question_Data/blob/main/GFG_Soln/Aggresive_Cows.cpp</text:a></text:p>
          </table:table-cell>
        </table:table-row>
        <table:table-row table:style-name="ro1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geeksforgeeks.org/problems/inversion-of-array-1587115620/1" xlink:type="simple">https://www.geeksforgeeks.org/problems/inversion-of-array-1587115620/1</text:a></text:p>
          </table:table-cell>
          <table:table-cell office:value-type="string" calcext:value-type="string">
            <text:p>Count Inversion</text:p>
          </table:table-cell>
          <table:table-cell office:value-type="string" calcext:value-type="string">
            <text:p>Array → Merge S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GFG_Soln/Count_Inversion.cpp" xlink:type="simple">https://github.com/bhavya-jain22/Question_Data/blob/main/GFG_Soln/Count_Inversion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eeksforgeeks.org/problems/subset-sum-problem-1611555638/1" xlink:type="simple">https://www.geeksforgeeks.org/problems/subset-sum-problem-1611555638/1</text:a></text:p>
          </table:table-cell>
          <table:table-cell office:value-type="string" calcext:value-type="string">
            <text:p>Subset Sum</text:p>
          </table:table-cell>
          <table:table-cell office:value-type="string" calcext:value-type="string">
            <text:p>Back Trac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<text:a xlink:href="https://github.com/bhavya-jain22/Question_Data/blob/main/GFG_Soln/Subset_Sum.cpp" xlink:type="simple">https://github.com/bhavya-jain22/Question_Data/blob/main/GFG_Soln/Subset_Sum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eeksforgeeks.org/problems/generate-all-binary-strings/1" xlink:type="simple">https://www.geeksforgeeks.org/problems/generate-all-binary-strings/1</text:a></text:p>
          </table:table-cell>
          <table:table-cell office:value-type="string" calcext:value-type="string">
            <text:p>Generate Binary Str</text:p>
          </table:table-cell>
          <table:table-cell office:value-type="string" calcext:value-type="string">
            <text:p>Recursion (Back Track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<text:a xlink:href="https://github.com/bhavya-jain22/Question_Data/blob/main/GFG_Soln/Generate_Binary_Strings.cpp" xlink:type="simple">https://github.com/bhavya-jain22/Question_Data/blob/main/GFG_Soln/Generate_Binary_Strings.cpp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table:number-columns-repeated="6"/>
          <table:table-cell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6"/>
          <table:table-cell table:style-name="ce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20:13:47.720549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19T20:16:46.849606170</dc:date>
    <meta:editing-duration>PT8H18M39S</meta:editing-duration>
    <meta:editing-cycles>20</meta:editing-cycles>
    <meta:generator>LibreOffice/24.2.7.2$Linux_X86_64 LibreOffice_project/420$Build-2</meta:generator>
    <meta:document-statistic meta:table-count="1" meta:cell-count="33" meta:object-count="0"/>
  </office:meta>
</office:document-meta>
</file>